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6907" officeooo:paragraph-rsid="001c69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2. Linux man pages on <text:s/>fork, exec, wait, exit</text:p>
      <text:p text:style-name="P1"/>
      <text:p text:style-name="P1">2. Process:</text:p>
      <text:p text:style-name="P1"><text:s text:c="3"/>A process is the execution of an image. It is a sequence of executions </text:p>
      <text:p text:style-name="P1"><text:s text:c="3"/>regarded as a single entity by the Unix kernel. Each process has a unique pid</text:p>
      <text:p text:style-name="P1"><text:s text:c="3"/>and a ppid, which identify the process and its parent process. Processes in </text:p>
      <text:p text:style-name="P1"><text:s text:c="3"/>Unix form a family tree. They compete for CPU time to run. </text:p>
      <text:p text:style-name="P1"/>
      <text:p text:style-name="P1">3. Process Origin:</text:p>
      <text:p text:style-name="P1"><text:s text:c="3"/>How does a process begin? When Unix/Linux starts, it creates a process P0 by</text:p>
      <text:p text:style-name="P1"><text:s text:c="3"/>brutle force. P0 creates a child process P1, which is the INIT process. P1 </text:p>
      <text:p text:style-name="P1"><text:s text:c="3"/>forks many children processes, one on each terminal as the LOGIN process on </text:p>
      <text:p text:style-name="P1"><text:s text:c="3"/>that terminal. Each LOGIN process opens 3 FILE streams: stdin, stdout, stderr</text:p>
      <text:p text:style-name="P1"><text:s text:c="3"/>for terminal I/O. Each FILE stream is a FILE structure in the process HEAP </text:p>
      <text:p text:style-name="P1"><text:s text:c="3"/>area containing (stdin):fd=0 (sdtout):fd=1, (stderr):fd=2, respectively.</text:p>
      <text:p text:style-name="P1"><text:s text:c="3"/>Then each login process displays a login: on its stdout, waiting for a user </text:p>
      <text:p text:style-name="P1"><text:s text:c="3"/>to login. After a user login, the LOGIN process becomes the user process. </text:p>
      <text:p text:style-name="P1"><text:s text:c="3"/></text:p>
      <text:p text:style-name="P1"><text:s text:c="3"/>Typically, the user process execute sh, so it's known as the sh process. </text:p>
      <text:p text:style-name="P1"><text:s text:c="3"/>When sh sees an a.out command, it forks a child process to execute a.out. </text:p>
      <text:p text:style-name="P1"><text:s text:c="3"/>The sh process "waits" until the child process dies. Then it prompts for </text:p>
      <text:p text:style-name="P1"><text:s text:c="3"/>another command, etc. <text:s/></text:p>
      <text:p text:style-name="P1"/>
      <text:p text:style-name="P1">4. Process Image:</text:p>
      <text:p text:style-name="P1"><text:s text:c="3"/>In Unix/Linux, a process executes in two different modes; Kernel mode or User</text:p>
      <text:p text:style-name="P1"><text:s text:c="3"/>mode, denoted by Kmode or Umode, for short. In each mode, a process has an </text:p>
      <text:p text:style-name="P1"><text:s text:c="3"/>"execution image", as shown by the following figure.</text:p>
      <text:p text:style-name="P1"/>
      <text:p text:style-name="P1"><text:s text:c="18"/>Images of Process i:</text:p>
      <text:p text:style-name="P1"><text:s text:c="7"/>------------------------------------------ </text:p>
      <text:p text:style-name="P1"><text:s text:c="7"/>Kmode : <text:s text:c="3"/>Kcode_i <text:s/>Kdata_i <text:s text:c="2"/>Kstack_i</text:p>
      <text:p text:style-name="P1"><text:s text:c="7"/>==========================================</text:p>
      <text:p text:style-name="P1"><text:s text:c="7"/>Umode : <text:s text:c="3"/>Ucode_i <text:s/>Udata_i <text:s text:c="2"/>Ustack_i</text:p>
      <text:p text:style-name="P1"><text:s text:c="7"/>------------------------------------------</text:p>
      <text:p text:style-name="P1"><text:s text:c="3"/></text:p>
      <text:p text:style-name="P1"><text:s text:c="3"/>The index i indicates these are the images of process i. In general, the </text:p>
      <text:p text:style-name="P1"><text:s text:c="3"/>Umode images of processes are all different. However, while in Kmode they </text:p>
      <text:p text:style-name="P1"><text:s text:c="3"/>share the same Kcode and Kdata, which are those of the Unix/Linux <text:s/>Kernel, </text:p>
      <text:p text:style-name="P1"><text:s text:c="3"/>but each process has its own Kstack.</text:p>
      <text:p text:style-name="P1"><text:s text:c="4"/></text:p>
      <text:p text:style-name="P1"><text:s text:c="3"/>A process migrates between Kmode and Umode many many times during its life</text:p>
      <text:p text:style-name="P1"><text:s text:c="3"/>time.</text:p>
      <text:p text:style-name="P1"/>
      <text:p text:style-name="P1"><text:s text:c="3"/>Every process comes into existence and begins execution in Kmode. In fact,</text:p>
      <text:p text:style-name="P1"><text:s text:c="3"/>it does everything of interest, including to die (terminate), in Kmode. </text:p>
      <text:p text:style-name="P1"><text:s text:c="3"/>While in Kmode, it can come to Umode easily (by changing CPU's status from </text:p>
      <text:p text:style-name="P1"><text:s text:c="3"/>K to U mode) Once in Umode it cannot change CPU's status arbitrarily. </text:p>
      <text:p text:style-name="P1"><text:s text:c="3"/>A Umode process can enter Kmode in only one of 3 ways:</text:p>
      <text:p text:style-name="P1"/>
      <text:p text:style-name="P1"><text:s text:c="3"/>(1). Interrupts : Interrupts are hardware signals to the CPU. When an</text:p>
      <text:p text:style-name="P1"><text:s text:c="21"/>interrupt occurs, CPU will enter Kmode to handle the </text:p>
      <text:p text:style-name="P1"><text:s text:c="21"/>interrupt, which causes the process to enter Kmode. </text:p>
      <text:p text:style-name="P1"><text:soft-page-break/><text:s text:c="3"/>(2). Traps: Traps are error conditions, such as invalid address, illegal </text:p>
      <text:p text:style-name="P1"><text:s text:c="15"/>instruction, divide by 0, etc. recognized by the CPU, causing it</text:p>
      <text:p text:style-name="P1"><text:s text:c="15"/>to enter Kmode to deal with the error. Since traps are caused by</text:p>
      <text:p text:style-name="P1"><text:s text:c="15"/>the executing process on the CPU, the process typically dies</text:p>
      <text:p text:style-name="P1"><text:s text:c="15"/>(with a dreadful message such as "Segmentation Fault").</text:p>
      <text:p text:style-name="P1"/>
      <text:p text:style-name="P1"><text:s text:c="3"/>(3). System Calls:</text:p>
      <text:p text:style-name="P1"><text:s text:c="8"/>System call (or syscall for short) is a mechanism that allows a process</text:p>
      <text:p text:style-name="P1"><text:s text:c="8"/>to enter Kmode to execute Kernel functions. When the process finishes</text:p>
      <text:p text:style-name="P1"><text:s text:c="8"/>Kernel function execution, it comes back to Umode with a return value, </text:p>
      <text:p text:style-name="P1"><text:s text:c="8"/>which is normally 0 for success or -1 for error. In case of error, the </text:p>
      <text:p text:style-name="P1"><text:s text:c="8"/>global int variable errno (in errno.h) contains an ERROR code which </text:p>
      <text:p text:style-name="P1"><text:s text:c="8"/>further identifies the error.</text:p>
      <text:p text:style-name="P1"/>
      <text:p text:style-name="P1"><text:s text:c="3"/>In the following, we shall discuss these syscalls related to PROCESSes:</text:p>
      <text:p text:style-name="P1"><text:s text:c="6"/>fork(), wait(), exec(), exit()</text:p>
      <text:p text:style-name="P1"/>
      <text:p text:style-name="P1">5. Process Management in Unix/Linux</text:p>
      <text:p text:style-name="P1"/>
      <text:p text:style-name="P1">5-1. PROC structure in Kernel</text:p>
      <text:p text:style-name="P1"><text:s text:c="5"/>Each process is represented by a PROC structure in the OS kernel. The PROC</text:p>
      <text:p text:style-name="P1"><text:s text:c="5"/>is a data structure </text:p>
      <text:p text:style-name="P1"/>
      <text:p text:style-name="P1"><text:s text:c="5"/>typedef <text:s/>struct proc{</text:p>
      <text:p text:style-name="P1"><text:s text:c="14"/>struct proc * next;</text:p>
      <text:p text:style-name="P1"><text:s text:c="14"/>int pid; <text:s text:c="8"/>// process pid</text:p>
      <text:p text:style-name="P1"><text:s text:c="14"/>int ppid; <text:s text:c="7"/>// parent pid</text:p>
      <text:p text:style-name="P1"><text:s text:c="14"/>int status; <text:s text:c="5"/>// FREE|READY|RUNNING|SLEEP|STOPPED|ZOMBIE, etc.</text:p>
      <text:p text:style-name="P1"><text:s text:c="11"/></text:p>
      <text:p text:style-name="P1"><text:s text:c="14"/>(many other fileds)</text:p>
      <text:p text:style-name="P1"><text:s/></text:p>
      <text:p text:style-name="P1"><text:s text:c="14"/>OFT fd[NFD]; <text:s text:c="4"/>// opened file descriptors</text:p>
      <text:p text:style-name="P1"><text:s text:c="5"/>}PROC;</text:p>
      <text:p text:style-name="P1"/>
      <text:p text:style-name="P1"/>
      <text:p text:style-name="P1">5-2. fork(): <text:s/>Usage: <text:s text:c="2"/>int pid = fork();</text:p>
      <text:p text:style-name="P1"><text:s text:c="5"/>fork() creates a child process and returns the child's pid or -1 if error.</text:p>
      <text:p text:style-name="P1"><text:s text:c="5"/>The following diagram shows the actions of fork().</text:p>
      <text:p text:style-name="P1"/>
      <text:p text:style-name="P1"/>
      <text:p text:style-name="P1"><text:s text:c="15"/>PROCi <text:s text:c="21"/>| <text:s text:c="5"/>PROCj</text:p>
      <text:p text:style-name="P1"><text:s text:c="14"/>-------- <text:s text:c="19"/>| <text:s text:c="5"/>-------</text:p>
      <text:p text:style-name="P1"><text:s text:c="4"/>Kmode : <text:s text:c="3"/>Kcodei <text:s text:c="2"/>kfork(){....} <text:s text:c="4"/>| <text:s text:c="19"/>( When Pj runs:)</text:p>
      <text:p text:style-name="P1"><text:s text:c="15"/>Kdatai <text:s text:c="7"/>^ <text:s text:c="6"/>| <text:s text:c="3"/>| <text:s text:c="25"/>|</text:p>
      <text:p text:style-name="P1"><text:s text:c="15"/>kstacki <text:s text:c="6"/>| <text:s text:c="6"/>| <text:s text:c="3"/>| <text:s text:c="5"/>Kstackj <text:s text:c="12"/>V</text:p>
      <text:p text:style-name="P1"><text:s text:c="3"/>======================== <text:s/>| <text:s/>==== | =========================== <text:s text:c="2"/>| =======</text:p>
      <text:p text:style-name="P1"><text:s text:c="4"/>Umode : <text:s text:c="3"/>Ucodei <text:s/>pid=fork(); &lt;- <text:s text:c="4"/>| <text:s text:c="5"/>Ucodej <text:s/>pid=fork();&lt;-</text:p>
      <text:p text:style-name="P1"><text:s text:c="15"/>Udatai <text:s text:c="20"/>| <text:s text:c="5"/>Udataj</text:p>
      <text:p text:style-name="P1"><text:s text:c="15"/>Ustacki <text:s text:c="19"/>| <text:s text:c="5"/>Ustackj</text:p>
      <text:p text:style-name="P1"/>
      <text:p text:style-name="P1"/>
      <text:p text:style-name="P1"><text:s text:c="3"/>(1). The left-hand side shows the images of a process Pi, which issues the </text:p>
      <text:p text:style-name="P1"><text:soft-page-break/><text:s text:c="8"/>syscall <text:s text:c="2"/>pid=fork(); <text:s text:c="3"/></text:p>
      <text:p text:style-name="P1"><text:s text:c="3"/>(2). Pi goes to Kmode to execute the corresponding kfork() function in kernel</text:p>
      <text:p text:style-name="P1"><text:s text:c="8"/>in which it creates a child process PROCj with Kstackj and Umode image </text:p>
      <text:p text:style-name="P1"><text:s text:c="8"/>of Pj, as shown in the right hand side of the diagram.</text:p>
      <text:p text:style-name="P1"><text:s/></text:p>
      <text:p text:style-name="P1"><text:s text:c="8"/>The Umode image of Pj is an IDENTICAL copy of Pi's Umode image.</text:p>
      <text:p text:style-name="P1"/>
      <text:p text:style-name="P1"><text:s text:c="8"/>Thus, Pj's Ucodej also has the statement</text:p>
      <text:p text:style-name="P1"><text:s text:c="19"/>pid=fork();</text:p>
      <text:p text:style-name="P1"/>
      <text:p text:style-name="P1"><text:s text:c="3"/>(3). After creating Pj, Pi returns to the statement <text:s/></text:p>
      <text:p text:style-name="P1"><text:s text:c="14"/>pid = fork();</text:p>
      <text:p text:style-name="P1"><text:s text:c="8"/>in Ucodei with the child's pid = j.</text:p>
      <text:p text:style-name="P1"/>
      <text:p text:style-name="P1"><text:s text:c="3"/>(4). When Pj begins to run, it exits Kmode and returns to the same statement</text:p>
      <text:p text:style-name="P1"><text:s text:c="14"/>pid = fork();</text:p>
      <text:p text:style-name="P1"><text:s text:c="8"/>with a 0 value in ITS OWN Umode image. </text:p>
      <text:p text:style-name="P1"/>
      <text:p text:style-name="P1"><text:s text:c="3"/>Example 1: Consider the C program:</text:p>
      <text:p text:style-name="P1"/>
      <text:p text:style-name="P1"><text:s text:c="8"/>/****************** t1.c **************************/</text:p>
      <text:p text:style-name="P1"><text:s text:c="8"/>#include &lt;stdio.h&gt;</text:p>
      <text:p text:style-name="P1"><text:s text:c="8"/>#include &lt;stdlib.h&gt;</text:p>
      <text:p text:style-name="P1"/>
      <text:p text:style-name="P1"><text:s text:c="8"/>main()</text:p>
      <text:p text:style-name="P1"><text:s text:c="8"/>{</text:p>
      <text:p text:style-name="P1"><text:s text:c="11"/>int pid;</text:p>
      <text:p text:style-name="P1"><text:s text:c="11"/>printf("THIS IS %d <text:s/>MY PARENT=%d\n", getpid(), getppid()); </text:p>
      <text:p text:style-name="P1"/>
      <text:p text:style-name="P1"><text:s text:c="11"/>pid = fork(); <text:s text:c="2"/>// fork syscall; parent returns child pid, </text:p>
      <text:p text:style-name="P1"><text:s text:c="27"/>// <text:s text:c="14"/>child returns 0</text:p>
      <text:p text:style-name="P1"/>
      <text:p text:style-name="P1"><text:s text:c="11"/>if (pid &lt; 0){ <text:s text:c="2"/>// fork() may fail. e.g. no more PROC in Kernel</text:p>
      <text:p text:style-name="P1"><text:s text:c="15"/>perror("fork faild");</text:p>
      <text:p text:style-name="P1"><text:s text:c="15"/>exit(1);</text:p>
      <text:p text:style-name="P1"><text:s text:c="11"/>}</text:p>
      <text:p text:style-name="P1"><text:s text:c="11"/></text:p>
      <text:p text:style-name="P1"><text:s text:c="11"/>if (pid){ // PARENT EXECUTES THIS PART </text:p>
      <text:p text:style-name="P1"><text:s text:c="18"/>printf("THIS IS %d <text:s/>MY PARENT=%d\n", getpid(), getppid());</text:p>
      <text:p text:style-name="P1"><text:s text:c="11"/>} </text:p>
      <text:p text:style-name="P1"><text:s text:c="11"/>else{ // child executes this part</text:p>
      <text:p text:style-name="P1"><text:s text:c="18"/>printf("I am <text:s text:c="3"/>%d <text:s/>my parent=%d\n", getpid(), getppid());</text:p>
      <text:p text:style-name="P1"><text:s text:c="11"/>}</text:p>
      <text:p text:style-name="P1"><text:s text:c="8"/>}</text:p>
      <text:p text:style-name="P1"/>
      <text:p text:style-name="P1"/>
      <text:p text:style-name="P1"/>
      <text:p text:style-name="P1">ASSIGNMENT 1: (1). Copy-paste t1.c and RUN the program !!!!</text:p>
      <text:p text:style-name="P1"><text:s text:c="14"/>(2). The program starts to run as a process. </text:p>
      <text:p text:style-name="P1"><text:s text:c="19"/>Who is the parent of this process?________________________</text:p>
      <text:p text:style-name="P1"/>
      <text:p text:style-name="P1"/>
      <text:p text:style-name="P1"><text:soft-page-break/>5-3. pid = wait(int *status); <text:s/>// int status in parent's image </text:p>
      <text:p text:style-name="P1"><text:s text:c="61"/>HI <text:s text:c="2"/>LOW</text:p>
      <text:p text:style-name="P1"><text:s text:c="5"/>wait() returns a dead child's pid and its exit status=[exit#|sig#]</text:p>
      <text:p text:style-name="P1"><text:s text:c="12"/>As usual, it returns -1 if error, e.g. caller has no child.</text:p>
      <text:p text:style-name="P1"/>
      <text:p text:style-name="P1"><text:s text:c="5"/>Note: <text:s/>if caller has more than one child, wait() returns ANY dead child.</text:p>
      <text:p text:style-name="P1"><text:s text:c="15"/>exit# is the exit(VALUE) used by child to die,</text:p>
      <text:p text:style-name="P1"><text:s text:c="15"/>sig# <text:s/>is the (signal) number that caused the child to die.</text:p>
      <text:p text:style-name="P1"><text:s text:c="12"/>ONLY one of the numbers will be present, WHY?</text:p>
      <text:p text:style-name="P1"/>
      <text:p text:style-name="P1"><text:s text:c="5"/>/************** t2.c ************************/</text:p>
      <text:p text:style-name="P1"><text:s text:c="5"/>#include &lt;stdio.h&gt;</text:p>
      <text:p text:style-name="P1"><text:s text:c="5"/>#include &lt;stdlib.h&gt;</text:p>
      <text:p text:style-name="P1"/>
      <text:p text:style-name="P1"><text:s text:c="5"/>main()</text:p>
      <text:p text:style-name="P1"><text:s text:c="5"/>{</text:p>
      <text:p text:style-name="P1"><text:s text:c="7"/>int pid, status;</text:p>
      <text:p text:style-name="P1"><text:s text:c="7"/>pid = fork();</text:p>
      <text:p text:style-name="P1"><text:s text:c="7"/>if (pid){ // PARENT:</text:p>
      <text:p text:style-name="P1"><text:s text:c="11"/>printf("PARENT %d WAITS FOR CHILD %d TO DIE\n", getpid(),pid);</text:p>
      <text:p text:style-name="P1"><text:s text:c="11"/>pid=wait(&amp;status);</text:p>
      <text:p text:style-name="P1"><text:s text:c="11"/>printf("DEAD CHILD=%d, HOW=%04x\n", pid, status);</text:p>
      <text:p text:style-name="P1"><text:s text:c="7"/>}</text:p>
      <text:p text:style-name="P1"><text:s text:c="7"/>else{// child:</text:p>
      <text:p text:style-name="P1"><text:s text:c="11"/>printf("child %d dies by exit(VALUE)\n", getpid());</text:p>
      <text:p text:style-name="P1">EXIT: <text:s text:c="5"/>exit(100); <text:s/>//OR {int a,b; a=b/0;} ==&gt; see how does it die</text:p>
      <text:p text:style-name="P1"><text:s text:c="7"/>}</text:p>
      <text:p text:style-name="P1"><text:s text:c="5"/>}</text:p>
      <text:p text:style-name="P1"/>
      <text:p text:style-name="P1"/>
      <text:p text:style-name="P1">ASSIGNMENT 2: (1). Run the t2.c program.</text:p>
      <text:p text:style-name="P1"><text:s text:c="14"/>(2). Change the child's exit(100) call to different values.</text:p>
      <text:p text:style-name="P1"><text:s text:c="14"/>What's the relationship between child's exit(value) and</text:p>
      <text:p text:style-name="P1"><text:s text:c="14"/>parent's wait(&amp;status)? __________________________________</text:p>
      <text:p text:style-name="P1"><text:s text:c="10"/></text:p>
      <text:p text:style-name="P1"/>
      <text:p text:style-name="P1">5-4. Execution Order:</text:p>
      <text:p text:style-name="P1"><text:s text:c="5"/>After fork(), the child process competes with all other READY processes</text:p>
      <text:p text:style-name="P1"><text:s text:c="5"/>for CPU time to run. Which process will run next depends on their </text:p>
      <text:p text:style-name="P1"><text:s text:c="5"/>scheduling prioirty, which changes dynamically.</text:p>
      <text:p text:style-name="P1"/>
      <text:p text:style-name="P1"><text:s text:c="5"/>/******************** t3.c ****************************/</text:p>
      <text:p text:style-name="P1"><text:s text:c="5"/>#include &lt;stdio.h&gt;</text:p>
      <text:p text:style-name="P1"><text:s text:c="5"/>#include &lt;stdlib.h&gt;</text:p>
      <text:p text:style-name="P1"/>
      <text:p text:style-name="P1"><text:s text:c="5"/>main()</text:p>
      <text:p text:style-name="P1"><text:s text:c="5"/>{</text:p>
      <text:p text:style-name="P1"><text:s text:c="8"/>int pid;</text:p>
      <text:p text:style-name="P1"><text:s text:c="8"/>pid=fork();</text:p>
      <text:p text:style-name="P1"><text:s text:c="8"/>if (pid){ // PARENT</text:p>
      <text:p text:style-name="P1"><text:s text:c="11"/>printf("PARENT %d DYING\n", getpid());</text:p>
      <text:p text:style-name="P1"><text:s text:c="8"/>}</text:p>
      <text:p text:style-name="P1"><text:soft-page-break/><text:s text:c="8"/>else{ // child</text:p>
      <text:p text:style-name="P1"><text:s text:c="15"/>printf("child %d sleeps for 2 seconds\n");</text:p>
      <text:p text:style-name="P1"><text:s text:c="15"/>sleep(2); // sleep for 2 seconds ==&gt; PARENT DIES FIRST</text:p>
      <text:p text:style-name="P1"><text:s text:c="15"/>printf("child %d my parent=%d\n", getpid(), getppid());</text:p>
      <text:p text:style-name="P1"><text:s text:c="8"/>}</text:p>
      <text:p text:style-name="P1"><text:s text:c="5"/>}</text:p>
      <text:p text:style-name="P1"/>
      <text:p text:style-name="P1">ASSIGNMENT #3: (1). Run the t3.c program.</text:p>
      <text:p text:style-name="P1"><text:s text:c="15"/>(2). Let the parent sleep() for 2 seconds, so that the child dies</text:p>
      <text:p text:style-name="P1"><text:s text:c="20"/>first. Explain what happens_______________________________. </text:p>
      <text:p text:style-name="P1"/>
      <text:p text:style-name="P1"/>
      <text:p text:style-name="P1">5-5. Parent Process</text:p>
      <text:p text:style-name="P1"><text:s text:c="5"/>When a process dies (in Kmode), it becomes a ZOMBIE, i.e. its PROC is </text:p>
      <text:p text:style-name="P1"><text:s text:c="5"/>marked as ZOMBIE and contains information, such as its exit value. When the</text:p>
      <text:p text:style-name="P1"><text:s text:c="5"/>parent process finds a ZOMBIE child (by wait() syscall), it collects the </text:p>
      <text:p text:style-name="P1"><text:s text:c="5"/>needed information from the ZOMBIE PROC and finally lay the dead body to </text:p>
      <text:p text:style-name="P1"><text:s text:c="5"/>rest, i.e. set the ZOMBIE PROC to FREE for recycle again. Thus, a process</text:p>
      <text:p text:style-name="P1"><text:s text:c="5"/>MUST have a parent at all times. However, because of the (independent) </text:p>
      <text:p text:style-name="P1"><text:s text:c="5"/>process execution order, a process with children may die first. Similar </text:p>
      <text:p text:style-name="P1"><text:s text:c="5"/>to humman society, such children are called orphans. The natural question</text:p>
      <text:p text:style-name="P1"><text:s text:c="5"/>is: who should be the "parent" of such orphans? In humman society, they </text:p>
      <text:p text:style-name="P1"><text:s text:c="5"/>would be sent to grandma's house. But what if gradma also died? In Unix,</text:p>
      <text:p text:style-name="P1"><text:s text:c="5"/>the parent of all orphans is P1. Thus, P1 wears many hats:</text:p>
      <text:p text:style-name="P1"/>
      <text:p text:style-name="P1"><text:s text:c="4"/>=================================================================</text:p>
      <text:p text:style-name="P1"><text:s text:c="9"/>It's the grand dad of ALL user processes. </text:p>
      <text:p text:style-name="P1"><text:s text:c="9"/>It's the head of an orphange, </text:p>
      <text:p text:style-name="P1"><text:s text:c="9"/>It's the manager of a morgue (which buries DEAD bodies). </text:p>
      <text:p text:style-name="P1"><text:s text:c="3"/>==================================================================</text:p>
      <text:p text:style-name="P1"><text:s text:c="18"/></text:p>
      <text:p text:style-name="P1">5-5. nice(VALUE); </text:p>
      <text:p text:style-name="P1"><text:s text:c="5"/>Decrease caller's scheduling priority by VALUE, allowing other processes</text:p>
      <text:p text:style-name="P1"><text:s text:c="5"/>to run first.</text:p>
      <text:p text:style-name="P1"/>
      <text:p text:style-name="P1">6. Change Execution Image:</text:p>
      <text:p text:style-name="P1"/>
      <text:p text:style-name="P1"><text:s text:c="3"/>A process may use exec() to change its USER mode image to another </text:p>
      <text:p text:style-name="P1"><text:s text:c="3"/>(executable) file. The exec() library functions have several members:</text:p>
      <text:p text:style-name="P1"><text:s/></text:p>
      <text:p text:style-name="P1"><text:s text:c="5"/>int execl( const char *path, const char *arg, ...);</text:p>
      <text:p text:style-name="P1"><text:s text:c="5"/>int execlp(const char *file, const char *arg, ...);</text:p>
      <text:p text:style-name="P1"><text:s text:c="5"/>int execle(const char *path, const char *arg , ..., char *const envp[]);</text:p>
      <text:p text:style-name="P1"><text:s text:c="5"/>int execv( const char *path, char *const argv[]);</text:p>
      <text:p text:style-name="P1"><text:s text:c="5"/>int execvp(const char *file, char *const argv[]);</text:p>
      <text:p text:style-name="P1"/>
      <text:p text:style-name="P1"><text:s text:c="3"/>All of them eventually issue the syscall</text:p>
      <text:p text:style-name="P1"/>
      <text:p text:style-name="P1"><text:s text:c="5"/>int execve(const char *filename, char *const argv[], char *const envp[]);</text:p>
      <text:p text:style-name="P1"/>
      <text:p text:style-name="P1"><text:s text:c="3"/>where filename must be a complete pathname (not a name relative to CWD).</text:p>
      <text:p text:style-name="P1"/>
      <text:p text:style-name="P1"><text:soft-page-break/><text:s text:c="3"/>This is the basis of the C function</text:p>
      <text:p text:style-name="P1"/>
      <text:p text:style-name="P1"><text:s text:c="9"/>main(int argc, char *argv[], char *env[])</text:p>
      <text:p text:style-name="P1"/>
      <text:p text:style-name="P1"/>
      <text:p text:style-name="P1"><text:s text:c="3"/>If successful, exec("filename",....) replaces the current Umode image with</text:p>
      <text:p text:style-name="P1"><text:s text:c="3"/>a new image generated from the executable filename. It's the SAME process </text:p>
      <text:p text:style-name="P1"><text:s text:c="3"/>but with a new Umode image. The old Umode image is abandoned and therefore</text:p>
      <text:p text:style-name="P1"><text:s text:c="3"/>never returned to, unless exec() fails, e.g. filename is non-executable.</text:p>
      <text:p text:style-name="P1"/>
      <text:p text:style-name="P1"><text:s text:c="3"/>This is similar to a person who goes to Heaven (Kernel) from where he/she</text:p>
      <text:p text:style-name="P1"><text:s text:c="3"/>builds a new house on Earth (Umode), burns down the old house (IRS allows </text:p>
      <text:p text:style-name="P1"><text:s text:c="3"/>only one house per person?) and returns to the new house to begin a new life.</text:p>
      <text:p text:style-name="P1"><text:s text:c="3"/>Naturally, the person must return to the same old house if the new house </text:p>
      <text:p text:style-name="P1"><text:s text:c="3"/>cannot be built, else he/she would be homeless and end up on the street.</text:p>
      <text:p text:style-name="P1"><text:s text:c="4"/></text:p>
      <text:p text:style-name="P1">Example #1 : Use execl(), which is of the form </text:p>
      <text:p text:style-name="P1"><text:s text:c="21"/></text:p>
      <text:p text:style-name="P1"><text:s text:c="13"/>execl("a.out", "a.out", string1, string2, ..., 0);</text:p>
      <text:p text:style-name="P1"/>
      <text:p text:style-name="P1"/>
      <text:p text:style-name="P1"/>
      <text:p text:style-name="P1">//----------- cc to a.out ---------------------------------</text:p>
      <text:p text:style-name="P1">#include &lt;stdio.h&gt;</text:p>
      <text:p text:style-name="P1">#include &lt;stdlib.h&gt;</text:p>
      <text:p text:style-name="P1"/>
      <text:p text:style-name="P1">main(int argc, char *argv[])</text:p>
      <text:p text:style-name="P1">{</text:p>
      <text:p text:style-name="P1"><text:s text:c="2"/>printf("THIS IS %d IN %s\n", getpid(), argv[0]);</text:p>
      <text:p text:style-name="P1"><text:s text:c="2"/>execl("b.out", "b.out", "hi", 0);</text:p>
      <text:p text:style-name="P1"><text:s text:c="2"/>printf("SHOUDL NOT SEE THIS LINE\n");</text:p>
      <text:p text:style-name="P1">} <text:s/></text:p>
      <text:p text:style-name="P1"/>
      <text:p text:style-name="P1">//----------- cc to b.out ---------------------------------</text:p>
      <text:p text:style-name="P1">#include &lt;stdio.h&gt;</text:p>
      <text:p text:style-name="P1">#include &lt;stdlib.h&gt;</text:p>
      <text:p text:style-name="P1"/>
      <text:p text:style-name="P1">main(int argc, char *argv[])</text:p>
      <text:p text:style-name="P1">{</text:p>
      <text:p text:style-name="P1"><text:s text:c="2"/>printf("this is %d in %s\n", getpid(), argv[0]);</text:p>
      <text:p text:style-name="P1">}</text:p>
      <text:p text:style-name="P1">----------------------------------------------------------</text:p>
      <text:p text:style-name="P1">//----------- cc to a.out ---------------------------------</text:p>
      <text:p text:style-name="P1">#include &lt;stdio.h&gt;</text:p>
      <text:p text:style-name="P1">#include &lt;stdlib.h&gt;</text:p>
      <text:p text:style-name="P1">#include &lt;unistd.h&gt;</text:p>
      <text:p text:style-name="P1"/>
      <text:p text:style-name="P1">char *myargv[10];</text:p>
      <text:p text:style-name="P1"/>
      <text:p text:style-name="P1">main(int argc, char *argv[], char *env[])</text:p>
      <text:p text:style-name="P1">{</text:p>
      <text:p text:style-name="P1"/>
      <text:p text:style-name="P1"><text:soft-page-break/><text:s text:c="2"/>int i;</text:p>
      <text:p text:style-name="P1"><text:s text:c="2"/>myargv[0] = "b.out";</text:p>
      <text:p text:style-name="P1"/>
      <text:p text:style-name="P1"><text:s text:c="2"/>for (i=0; i &lt; argc; i++)</text:p>
      <text:p text:style-name="P1"><text:s text:c="5"/>myargv[i] = argv[i];</text:p>
      <text:p text:style-name="P1"/>
      <text:p text:style-name="P1"/>
      <text:p text:style-name="P1"><text:s text:c="2"/>printf("THIS IS %d IN %s\n", getpid(), argv[0]);</text:p>
      <text:p text:style-name="P1"/>
      <text:p text:style-name="P1"><text:s text:c="2"/>//execl("b.out", "b.out", "hi", 0);</text:p>
      <text:p text:style-name="P1"/>
      <text:p text:style-name="P1"><text:s text:c="2"/>execve("b.out", myargv, env);</text:p>
      <text:p text:style-name="P1"/>
      <text:p text:style-name="P1"><text:s text:c="2"/>printf("SHOUDL NOT SEE THIS LINE\n");</text:p>
      <text:p text:style-name="P1">} <text:s/></text:p>
      <text:p text:style-name="P1"/>
      <text:p text:style-name="P1">//----------- cc to b.out ---------------------------------</text:p>
      <text:p text:style-name="P1">#include &lt;stdio.h&gt;</text:p>
      <text:p text:style-name="P1">#include &lt;stdlib.h&gt;</text:p>
      <text:p text:style-name="P1"/>
      <text:p text:style-name="P1">main(int argc, char *argv[], char *env[ ])</text:p>
      <text:p text:style-name="P1">{</text:p>
      <text:p text:style-name="P1"><text:s text:c="2"/>int i;</text:p>
      <text:p text:style-name="P1"><text:s text:c="2"/>for (i=0; i &lt; argc; i++)</text:p>
      <text:p text:style-name="P1"><text:s text:c="4"/>printf("argv[%d] = %s\n", i, argv[i]);</text:p>
      <text:p text:style-name="P1"/>
      <text:p text:style-name="P1"><text:s text:c="2"/>printf("this is %d in %s\n", getpid(), argv[0]);</text:p>
      <text:p text:style-name="P1">}</text:p>
      <text:p text:style-name="P1"/>
      <text:p text:style-name="P1">ASSIGNMENT #4: Run the above a.out program.</text:p>
      <text:p text:style-name="P1"><text:s text:c="15"/>Explain what happens ___________________________________</text:p>
      <text:p text:style-name="P1"/>
      <text:p text:style-name="P1"/>
      <text:p text:style-name="P1">7. I/O Redirection:</text:p>
      <text:p text:style-name="P1"/>
      <text:p text:style-name="P1">7-1. Stream FILEs and File Descriptors:</text:p>
      <text:p text:style-name="P1"><text:s text:c="3"/>Recall that the sh process has 3 file streams: stdin, stdout, stderr.</text:p>
      <text:p text:style-name="P1"><text:s text:c="3"/>Each file stream is a pointer to a FILE structure in the HEAP area.</text:p>
      <text:p text:style-name="P1"/>
      <text:p text:style-name="P1"><text:s text:c="3"/>FILE *stdin ---&gt; <text:s text:c="2"/>FILE structure</text:p>
      <text:p text:style-name="P1"><text:s text:c="20"/>----------------------------------</text:p>
      <text:p text:style-name="P1"><text:s text:c="21"/>char fbuf[ <text:s text:c="2"/>]</text:p>
      <text:p text:style-name="P1"><text:s text:c="21"/>int counter,head, etc.</text:p>
      <text:p text:style-name="P1"><text:s text:c="21"/>int fd = 0; // file descriptor; fd[0] in PROC ==&gt; KEYBOARD</text:p>
      <text:p text:style-name="P1"><text:s text:c="20"/>----------------------------------</text:p>
      <text:p text:style-name="P1"/>
      <text:p text:style-name="P1"><text:s text:c="3"/>FILE *stdout ---&gt; <text:s/>FILE structure</text:p>
      <text:p text:style-name="P1"><text:s text:c="20"/>----------------------------------</text:p>
      <text:p text:style-name="P1"><text:s text:c="21"/>char fbuf[ <text:s text:c="2"/>]</text:p>
      <text:p text:style-name="P1"><text:s text:c="21"/>int counter,head, etc.</text:p>
      <text:p text:style-name="P1"><text:s text:c="21"/>int fd = 1; // file descriptor; fd[1] in PROC ==&gt; SCREEN</text:p>
      <text:p text:style-name="P1"><text:s text:c="20"/>----------------------------------</text:p>
      <text:p text:style-name="P1"><text:soft-page-break/></text:p>
      <text:p text:style-name="P1"><text:s text:c="3"/>FILE *stderr ---&gt; <text:s/>FILE structure</text:p>
      <text:p text:style-name="P1"><text:s text:c="20"/>----------------------------------</text:p>
      <text:p text:style-name="P1"><text:s text:c="21"/>char fbuf[ <text:s text:c="2"/>]</text:p>
      <text:p text:style-name="P1"><text:s text:c="21"/>int counter,head, etc.</text:p>
      <text:p text:style-name="P1"><text:s text:c="21"/>int fd = 2; // file descriptor; fd[2] in PROC ==&gt; SCREEN</text:p>
      <text:p text:style-name="P1"><text:s text:c="20"/>----------------------------------</text:p>
      <text:p text:style-name="P1"/>
      <text:p text:style-name="P1"><text:s text:c="3"/>When sh forks a child, the child process also has the same FILE streams.</text:p>
      <text:p text:style-name="P1"><text:s text:c="3"/>Each of the FILE streams corresponds to an opened file in the Unix kernel.</text:p>
      <text:p text:style-name="P1"><text:s text:c="3"/>Each opened file has a unique file descriptor (number). The file descriptors</text:p>
      <text:p text:style-name="P1"><text:s text:c="3"/>of stdin,stdout,stderr are 0,1,2, respectively.</text:p>
      <text:p text:style-name="P1"/>
      <text:p text:style-name="P1">7-2. Stream I/O and System Call:</text:p>
      <text:p text:style-name="P1"/>
      <text:p text:style-name="P1"><text:s text:c="3"/>When a process executes <text:s text:c="7"/>scanf("format", &amp;item);</text:p>
      <text:p text:style-name="P1"><text:s text:c="3"/>it tries to input an item from stdin, which points to a FILE struct. If the</text:p>
      <text:p text:style-name="P1"><text:s text:c="3"/>FILE struct's fbuf[ ] is empty, it issues a system call to the Unix kernel,</text:p>
      <text:p text:style-name="P1"><text:s text:c="3"/>to READ data from the file descriptor 0, which is mapped to the KEYBOARD of </text:p>
      <text:p text:style-name="P1"><text:s text:c="3"/>the terminal (/dev/ttyX) of the sh process.</text:p>
      <text:p text:style-name="P1"/>
      <text:p text:style-name="P1"><text:s text:c="22"/>REDIRECT INPUT: </text:p>
      <text:p text:style-name="P1"><text:s text:c="3"/>The FILE struct of stdin contains a file descriptor 0. If we replace the </text:p>
      <text:p text:style-name="P1"><text:s text:c="3"/>file descriptor 0 with a newly opened file, inputs would come from that file</text:p>
      <text:p text:style-name="P1"><text:s text:c="3"/>rather than from the original input file (the KBD). Thus, if we do </text:p>
      <text:p text:style-name="P1"><text:s text:c="3"/></text:p>
      <text:p text:style-name="P1"><text:s text:c="11"/>#include &lt;fcntl.h&gt; <text:s/>// contains O_RDONLY, O_WRONLY,O_APPEND, etc</text:p>
      <text:p text:style-name="P1"/>
      <text:p text:style-name="P1"><text:s text:c="11"/>close(0); <text:s text:c="3"/>// system call to close file descriptor 0</text:p>
      <text:p text:style-name="P1"><text:s text:c="11"/>open("filename", O_RDONLY); <text:s/>// open filename for READ, which</text:p>
      <text:p text:style-name="P1"><text:s text:c="40"/>// will replace fd 0</text:p>
      <text:p text:style-name="P1"><text:s text:c="3"/>Then, every scanf() call will get inputs from the opened file.</text:p>
      <text:p text:style-name="P1"/>
      <text:p text:style-name="P1"><text:s text:c="3"/>Similarly, when a process executes <text:s text:c="5"/>printf("format", items);</text:p>
      <text:p text:style-name="P1"><text:s text:c="3"/>it tries to write to the fbuf[] in the stdout FILE structure. If fbuf[] is </text:p>
      <text:p text:style-name="P1"><text:s text:c="3"/>full, it issues system call to the Unix kernel to write data from fbuf[] to </text:p>
      <text:p text:style-name="P1"><text:s text:c="3"/>file descriptor 1, which is mapped to the terminal's screen.</text:p>
      <text:p text:style-name="P1"/>
      <text:p text:style-name="P1"><text:s text:c="23"/>REDIRECT OUTPUT: </text:p>
      <text:p text:style-name="P1"><text:s text:c="11"/>close(1);</text:p>
      <text:p text:style-name="P1"><text:s text:c="11"/>open("filename", O_WRONLY|O_CREAT, 0644); </text:p>
      <text:p text:style-name="P1"><text:s text:c="3"/></text:p>
      <text:p text:style-name="P1"><text:s text:c="3"/>which change file descriptor 1 to point to filename, then the outputs will </text:p>
      <text:p text:style-name="P1"><text:s text:c="3"/>go to that file instead of the screen. </text:p>
      <text:p text:style-name="P1"><text:s text:c="2"/></text:p>
      <text:p text:style-name="P1"><text:s text:c="3"/>When a process dies (in Kernel), it cloes all opened files, (causing</text:p>
      <text:p text:style-name="P1"><text:s text:c="3"/>data to be written out to disk.</text:p>
      <text:p text:style-name="P1"/>
      <text:p text:style-name="P1">7-3 Use man open to read more on how to issue syscalls </text:p>
      <text:p text:style-name="P1"><text:s text:c="8"/>open(), read(), write(), close(), </text:p>
      <text:p text:style-name="P1"><text:s text:c="4"/>and (I/O library functions)</text:p>
      <text:p text:style-name="P1"><text:s text:c="8"/>fopen(), fclose()</text:p>
      <text:p text:style-name="P1"><text:soft-page-break/>-----------------------------------------------------------------------------</text:p>
      <text:p text:style-name="P1"/>
      <text:p text:style-name="P1">8. PIPEs:</text:p>
      <text:p text:style-name="P1"><text:s text:c="3"/>In Unix/Linux, the command</text:p>
      <text:p text:style-name="P1"><text:s text:c="18"/>cmd1 | cmd2 </text:p>
      <text:p text:style-name="P1"><text:s text:c="3"/>runs cmd1 by a process and cmd2 by another process, which are connected by a</text:p>
      <text:p text:style-name="P1"><text:s text:c="3"/>PIPE, so that the outputs of cm1 becomes the inputs of cmd2.</text:p>
      <text:p text:style-name="P1"/>
      <text:p text:style-name="P1">Examples:</text:p>
      <text:p text:style-name="P1"><text:s text:c="9"/>cat filename | grep "test" <text:s text:c="2"/># show lines containing test</text:p>
      <text:p text:style-name="P1"><text:s text:c="9"/>ps x | grep "httpd" <text:s text:c="9"/># show lines containing httpd</text:p>
      <text:p text:style-name="P1"/>
      <text:p text:style-name="P1"><text:s text:c="6"/></text:p>
      <text:p text:style-name="P1">8-1. Pipe: </text:p>
      <text:p text:style-name="P1"><text:s text:c="5"/>A pipe has a read end and a write end.</text:p>
      <text:p text:style-name="P1"><text:s text:c="5"/>A process writes to the pipe, and another process reads from the pipe.</text:p>
      <text:p text:style-name="P1"/>
      <text:p text:style-name="P1"><text:s text:c="7"/>Proc1: <text:s text:c="43"/>Proc2:</text:p>
      <text:p text:style-name="P1"><text:s text:c="7"/>write ===================&gt;|PIPE| ===============&gt; read </text:p>
      <text:p text:style-name="P1"/>
      <text:p text:style-name="P1"><text:s text:c="6"/>----------------------------------------------------------------- <text:s text:c="3"/></text:p>
      <text:p text:style-name="P1"><text:s text:c="7"/>while(1){ <text:s text:c="18"/>| <text:s text:c="9"/>while(1){</text:p>
      <text:p text:style-name="P1"><text:s text:c="9"/>if (PIPE has NO READER) <text:s text:c="2"/>| <text:s text:c="12"/>if (no WRITER &amp;&amp; no data)</text:p>
      <text:p text:style-name="P1"><text:s text:c="12"/>exit(BORKEN_PIPE); <text:s text:c="4"/>| <text:s text:c="15"/>return 0;</text:p>
      <text:p text:style-name="P1"><text:s text:c="9"/>wait for room in PIPE; <text:s text:c="3"/>| <text:s text:c="12"/>wait for data in PIPE; </text:p>
      <text:p text:style-name="P1"><text:s text:c="9"/>write to pipe; <text:s text:c="11"/>| <text:s text:c="12"/>return n=read from PIPE; </text:p>
      <text:p text:style-name="P1"><text:s text:c="7"/>} <text:s text:c="26"/>| <text:s text:c="9"/>}</text:p>
      <text:p text:style-name="P1"><text:s text:c="6"/>----------------------------------------------------------------- <text:s text:c="7"/></text:p>
      <text:p text:style-name="P1"/>
      <text:p text:style-name="P1">8-2. Pipe Programming Example:</text:p>
      <text:p text:style-name="P1"/>
      <text:p text:style-name="P1"><text:s text:c="5"/>int pd[2]; <text:s text:c="6"/>// 2 integers</text:p>
      <text:p text:style-name="P1"><text:s text:c="5"/>char buf[1024];</text:p>
      <text:p text:style-name="P1"/>
      <text:p text:style-name="P1"><text:s text:c="5"/>main()</text:p>
      <text:p text:style-name="P1"><text:s text:c="5"/>{</text:p>
      <text:p text:style-name="P1"><text:s text:c="7"/>int r, n, pid;</text:p>
      <text:p text:style-name="P1"><text:s text:c="2"/></text:p>
      <text:p text:style-name="P1"><text:s text:c="7"/>r = pipe(pd); <text:s/>// system call to create a pipe' pd[0]=READ, pd[1]=WRITE</text:p>
      <text:p text:style-name="P1"><text:s text:c="7"/>printf("pd=[%d, %d]\n", pd[0], pd[1]);</text:p>
      <text:p text:style-name="P1"><text:s/></text:p>
      <text:p text:style-name="P1"><text:s text:c="7"/>pid = fork(); <text:s text:c="3"/>// fork a child process, which has the SAME pd[ ]</text:p>
      <text:p text:style-name="P1"><text:s text:c="7"/>if (pid){ <text:s text:c="7"/>// parent as pipe WRITER</text:p>
      <text:p text:style-name="P1"><text:tab/> <text:s/>close(pd[0]); // close its READ end</text:p>
      <text:p text:style-name="P1"><text:s text:c="10"/></text:p>
      <text:p text:style-name="P1"><text:tab/> n = write(pd[1], "I AM YOUR PAPA", 16);</text:p>
      <text:p text:style-name="P1"><text:tab/> printf("parent %d wrote %d bytes to pipe\n", getpid(), n);</text:p>
      <text:p text:style-name="P1"/>
      <text:p text:style-name="P1"><text:s text:c="7"/>}</text:p>
      <text:p text:style-name="P1"><text:s text:c="7"/>else{ <text:s text:c="11"/>// child as pipe READER</text:p>
      <text:p text:style-name="P1"><text:s text:c="11"/>close(pd[1]);</text:p>
      <text:p text:style-name="P1"><text:s text:c="11"/>n = read(pd[0], buf, 1024);</text:p>
      <text:p text:style-name="P1"><text:soft-page-break/><text:s text:c="11"/>printf("child <text:s/>%d read <text:s/>%d bytes from pipe: %s\n", getpid(), n, buf);</text:p>
      <text:p text:style-name="P1"><text:s text:c="7"/>}</text:p>
      <text:p text:style-name="P1"><text:s text:c="5"/>}</text:p>
      <text:p text:style-name="P1"/>
      <text:p text:style-name="P1">--------------------- outputs of running a.out ---------------------</text:p>
      <text:p text:style-name="P1"><text:s text:c="5"/>pd=[3, 4]</text:p>
      <text:p text:style-name="P1"><text:s text:c="5"/>child <text:s/>14923 read <text:s/>16 bytes from pipe: I AM YOUR PAPA</text:p>
      <text:p text:style-name="P1"><text:s text:c="5"/>parent 14922 wrote 16 bytes to pipe</text:p>
      <text:p text:style-name="P1">--------------------------------------------------------------------</text:p>
      <text:p text:style-name="P1"/>
      <text:p text:style-name="P1">8-3. Connect PIPE writer to PIPE reader:</text:p>
      <text:p text:style-name="P1"/>
      <text:p text:style-name="P1">Assume: <text:s/>cmd1 | cmd2</text:p>
      <text:p text:style-name="P1"/>
      <text:p text:style-name="P1">(1). When sh gets the command line <text:s/>cmd1 | cmd2, it forks a child sh and waits </text:p>
      <text:p text:style-name="P1"><text:s text:c="5"/>for the child sh to die as usual.</text:p>
      <text:p text:style-name="P1"/>
      <text:p text:style-name="P1">(2). Child sh: scan the command line for | symbol. In this case </text:p>
      <text:p text:style-name="P1"><text:s text:c="20"/>cmd1 | cmd2 </text:p>
      <text:p text:style-name="P1"><text:s text:c="5"/>has a pipe symbol |. <text:s/>Divide the command line into head=cmd1, tail=cmd2</text:p>
      <text:p text:style-name="P1"/>
      <text:p text:style-name="P1">(3). Then the Child sh :</text:p>
      <text:p text:style-name="P1"/>
      <text:p text:style-name="P1"><text:s text:c="11"/>int pd[2];</text:p>
      <text:p text:style-name="P1"/>
      <text:p text:style-name="P1"><text:s text:c="11"/>pipe(pd); <text:s text:c="6"/>// creates a PIPE</text:p>
      <text:p text:style-name="P1"/>
      <text:p text:style-name="P1"><text:s text:c="11"/>pid = fork(); <text:s text:c="2"/>// fork a child (to share the PIPE)</text:p>
      <text:p text:style-name="P1"/>
      <text:p text:style-name="P1"><text:s text:c="11"/>if (pid){ <text:s/>// parent as pipe WRITER</text:p>
      <text:p text:style-name="P1"><text:s text:c="14"/>close(pd[0]);// WRITER MUST close pd[0]</text:p>
      <text:p text:style-name="P1"/>
      <text:p text:style-name="P1"><text:s text:c="14"/>close(1); <text:s text:c="3"/>// close 1</text:p>
      <text:p text:style-name="P1"><text:s text:c="14"/>dup(pd[1]); <text:s/>// replace 1 with pd[1]</text:p>
      <text:p text:style-name="P1"><text:s text:c="14"/>exec(head); <text:s/>// change image to cmd1</text:p>
      <text:p text:style-name="P1"><text:s text:c="11"/>}</text:p>
      <text:p text:style-name="P1"><text:s text:c="11"/>else{ <text:s text:c="5"/>// child as pipe READER</text:p>
      <text:p text:style-name="P1"><text:s text:c="14"/>close(pd[1]); // READER MUST close pd[1]</text:p>
      <text:p text:style-name="P1"/>
      <text:p text:style-name="P1"><text:s text:c="14"/>close(0); <text:s/></text:p>
      <text:p text:style-name="P1"><text:s text:c="14"/>dup(pd[0]); <text:s text:c="2"/>// replace 0 with pd[0]</text:p>
      <text:p text:style-name="P1"><text:s text:c="14"/>exec(tail); <text:s text:c="2"/>// change image to cmd2</text:p>
      <text:p text:style-name="P1"><text:s text:c="11"/>}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7:10:30.582539809</meta:creation-date>
    <dc:date>2017-06-16T17:11:57.057947192</dc:date>
    <meta:editing-duration>P0D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10" meta:paragraph-count="406" meta:word-count="2601" meta:character-count="19380" meta:non-whitespace-character-count="13721"/>
  </office:meta>
</office:document-meta>
</file>